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 style:font-size-complex="5.699999809265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4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3"/>
          <table:table-cell table:style-name="ce144" table:number-columns-repeated="5"/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4" office:value-type="string">
            <text:p>Passed</text:p>
          </table:table-cell>
          <table:table-cell table:style-name="ce144" table:formula="of:=COUNTIF([.K$7:.K$737];[.$J2])" office:value-type="float" office:value="42">
            <text:p>42</text:p>
          </table:table-cell>
          <table:table-cell table:style-name="ce144" table:formula="of:=COUNTIF([.L$7:.L$737];[.$J2])" office:value-type="float" office:value="42">
            <text:p>42</text:p>
          </table:table-cell>
          <table:table-cell table:style-name="ce144" table:formula="of:=COUNTIF([.N$7:.N$737];[.$J2])" office:value-type="float" office:value="0">
            <text:p>0</text:p>
          </table:table-cell>
          <table:table-cell table:style-name="ce144" table:formula="of:=COUNTIF([.O$7:.O$737];[.$J2])" office:value-type="float" office:value="0">
            <text:p>0</text:p>
          </table:table-cell>
          <table:table-cell table:style-name="ce144" table:formula="of:=COUNTIF([.P$7:.P$737];[.$J2])" office:value-type="float" office:value="0">
            <text:p>0</text:p>
          </table:table-cell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44" office:value-type="string">
            <text:p>Failed</text:p>
          </table:table-cell>
          <table:table-cell table:style-name="ce144" table:formula="of:=COUNTIF([.K$7:.K$737];[.$J3])" office:value-type="float" office:value="3">
            <text:p>3</text:p>
          </table:table-cell>
          <table:table-cell table:style-name="ce144" table:formula="of:=COUNTIF([.L$7:.L$737];[.$J3])" office:value-type="float" office:value="3">
            <text:p>3</text:p>
          </table:table-cell>
          <table:table-cell table:style-name="ce144" table:formula="of:=COUNTIF([.N$7:.N$737];[.$J3])" office:value-type="float" office:value="0">
            <text:p>0</text:p>
          </table:table-cell>
          <table:table-cell table:style-name="ce144" table:formula="of:=COUNTIF([.O$7:.O$737];[.$J3])" office:value-type="float" office:value="0">
            <text:p>0</text:p>
          </table:table-cell>
          <table:table-cell table:style-name="ce144" table:formula="of:=COUNTIF([.P$7:.P$737];[.$J3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29"/>
          <table:table-cell table:style-name="ce136"/>
          <table:table-cell table:style-name="ce144" office:value-type="string">
            <text:p>Blocked</text:p>
          </table:table-cell>
          <table:table-cell table:style-name="ce144" table:formula="of:=COUNTIF([.K$7:.K$737];[.$J4])" office:value-type="float" office:value="0">
            <text:p>0</text:p>
          </table:table-cell>
          <table:table-cell table:style-name="ce144" table:formula="of:=COUNTIF([.L$7:.L$737];[.$J4])" office:value-type="float" office:value="0">
            <text:p>0</text:p>
          </table:table-cell>
          <table:table-cell table:style-name="ce144" table:formula="of:=COUNTIF([.N$7:.N$737];[.$J4])" office:value-type="float" office:value="0">
            <text:p>0</text:p>
          </table:table-cell>
          <table:table-cell table:style-name="ce144" table:formula="of:=COUNTIF([.O$7:.O$737];[.$J4])" office:value-type="float" office:value="0">
            <text:p>0</text:p>
          </table:table-cell>
          <table:table-cell table:style-name="ce144" table:formula="of:=COUNTIF([.P$7:.P$737];[.$J4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29"/>
          <table:table-cell table:style-name="ce137"/>
          <table:table-cell table:style-name="ce157" office:value-type="string">
            <text:p>N/A</text:p>
          </table:table-cell>
          <table:table-cell table:style-name="ce144" table:formula="of:=COUNTIF([.K$7:.K$737];[.$J5])" office:value-type="float" office:value="1">
            <text:p>1</text:p>
          </table:table-cell>
          <table:table-cell table:style-name="ce144" table:formula="of:=COUNTIF([.L$7:.L$737];[.$J5])" office:value-type="float" office:value="1">
            <text:p>1</text:p>
          </table:table-cell>
          <table:table-cell table:style-name="ce144" table:formula="of:=COUNTIF([.N$7:.N$737];[.$J5])" office:value-type="float" office:value="0">
            <text:p>0</text:p>
          </table:table-cell>
          <table:table-cell table:style-name="ce144" table:formula="of:=COUNTIF([.O$7:.O$737];[.$J5])" office:value-type="float" office:value="0">
            <text:p>0</text:p>
          </table:table-cell>
          <table:table-cell table:style-name="ce144" table:formula="of:=COUNTIF([.P$7:.P$737];[.$J5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hone4</text:p>
          </table:table-cell>
          <table:table-cell table:style-name="ce116" office:value-type="string">
            <text:p>Iphone4S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67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17" office:value-type="string">
            <text:p>Step 1: Sign In</text:p>
          </table:table-cell>
          <table:table-cell table:style-name="ce11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8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6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90" office:value-type="string">
            <text:p>Sign in an eXo server with invalid user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blank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another account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90" office:value-type="string">
            <text:p>Sign in an eXo server when no network connection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8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91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18" office:value-type="string">
            <text:p>Step 1: Remember Me</text:p>
          </table:table-cell>
          <table:table-cell table:style-name="ce11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8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92" office:value-type="string">
            <text:p><text:span text:style-name="T2">Sign in an </text:span><text:span text:style-name="T2">eXo server </text:span>with Auto Sign In option</text:p>
          </table:table-cell>
          <table:table-cell table:style-name="ce118" office:value-type="string">
            <text:p>Step 1: Auto Sign In</text:p>
          </table:table-cell>
          <table:table-cell table:style-name="ce118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8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92" office:value-type="string">
            <text:p>Log in without any server</text:p>
          </table:table-cell>
          <table:table-cell table:style-name="ce118" office:value-type="string">
            <text:p>Step 1: Sign In without any server</text:p>
          </table:table-cell>
          <table:table-cell table:style-name="ce118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32" office:value-type="string">
            <text:p><text:span text:style-name="T19">- The </text:span><text:span text:style-name="T19">application </text:span><text:span text:style-name="T19">shows a </text:span><text:span text:style-name="T19">loader then </text:span><text:span text:style-name="T20">the alert will </text:span><text:span text:style-name="T20">show that </text:span><text:span text:style-name="T20">the server </text:span><text:span text:style-name="T20">has been not </text:span><text:span text:style-name="T20">select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Failed</text:p>
          </table:table-cell>
          <table:table-cell table:style-name="ce160" office:value-type="string">
            <text:p>TESTVN-5678</text:p>
          </table:table-cell>
          <table:table-cell table:style-name="ce160" table:number-columns-repeated="3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92" office:value-type="string">
            <text:p>Rotate devices while signing in eXo server</text:p>
          </table:table-cell>
          <table:table-cell table:style-name="ce118" office:value-type="string">
            <text:p>Step 1: Rotate devices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8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90" office:value-type="string">
            <text:p>Logout of the Home page with Logout button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33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90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34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90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90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9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90" office:value-type="string">
            <text:p>Try to delete the selected server after being authenticate</text:p>
          </table:table-cell>
          <table:table-cell table:style-name="ce120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9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33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94" office:value-type="string">
            <text:p>Add an existing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3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94" office:value-type="string">
            <text:p>Add a blank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94" office:value-type="string">
            <text:p>Add an existing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9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75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94" office:value-type="string">
            <text:p>Add a blank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9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94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94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21" office:value-type="string">
            <text:p>Step 1: Add server</text:p>
          </table:table-cell>
          <table:table-cell table:style-name="ce126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35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94" office:value-type="string">
            <text:p>Don't view User guide</text:p>
          </table:table-cell>
          <table:table-cell table:style-name="ce118" office:value-type="string">
            <text:p>Step 1: show user guide</text:p>
          </table:table-cell>
          <table:table-cell table:style-name="ce11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19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91" office:value-type="string">
            <text:p>Setting language</text:p>
          </table:table-cell>
          <table:table-cell table:style-name="ce122" office:value-type="string">
            <text:p>Step 1: select language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91" office:value-type="string">
            <text:p>Check Home Screen</text:p>
          </table:table-cell>
          <table:table-cell table:style-name="ce122" office:value-type="string">
            <text:p>Step 1: Access Home screen</text:p>
          </table:table-cell>
          <table:table-cell table:style-name="ce119" office:value-type="string">
            <text:p>- Start the application on mobile device</text:p>
            <text:p>- Sign in with valid user name /password</text:p>
          </table:table-cell>
          <table:table-cell table:style-name="ce118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</text:span><text:span text:style-name="T22">Dashboard</text:span></text:p>
            <text:p><text:span text:style-name="T22"><text:s text:c="2"/></text:span><text:span text:style-name="T22">+ </text:span><text:span text:style-name="T22">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92" office:value-type="string">
            <text:p>Show profile image and name of current use</text:p>
          </table:table-cell>
          <table:table-cell table:style-name="ce122" office:value-type="string">
            <text:p>Step 1: Go to home application</text:p>
          </table:table-cell>
          <table:table-cell table:style-name="ce119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18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92" office:value-type="string">
            <text:p>Back application to Home screen</text:p>
          </table:table-cell>
          <table:table-cell table:style-name="ce123" office:value-type="string">
            <text:p>Step 1: Back application</text:p>
          </table:table-cell>
          <table:table-cell table:style-name="ce11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0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</text:p>
          </table:table-cell>
          <table:table-cell table:style-name="ce12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 when dasboard name has spcecial chars</text:p>
          </table:table-cell>
          <table:table-cell table:style-name="ce127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0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95" office:value-type="string">
            <text:p>Update Dashboard Tabs</text:p>
          </table:table-cell>
          <table:table-cell table:style-name="ce124" office:value-type="string">
            <text:p>Step 1: <text:s/>Update Dashboard tabs</text:p>
          </table:table-cell>
          <table:table-cell table:style-name="ce12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7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95" office:value-type="string">
            <text:p>View gadget list in Dashboard</text:p>
          </table:table-cell>
          <table:table-cell table:style-name="ce124" office:value-type="string">
            <text:p>Step 1: Gadget list</text:p>
          </table:table-cell>
          <table:table-cell table:style-name="ce12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95" office:value-type="string">
            <text:p>Update gadget list in Dashboard</text:p>
          </table:table-cell>
          <table:table-cell table:style-name="ce124" office:value-type="string">
            <text:p>Step 1: Update Gadget list</text:p>
          </table:table-cell>
          <table:table-cell table:style-name="ce12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7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95" office:value-type="string">
            <text:p>View Content of Gadget</text:p>
          </table:table-cell>
          <table:table-cell table:style-name="ce124" office:value-type="string">
            <text:p>Step 1: <text:s/>View Gadget Content</text:p>
          </table:table-cell>
          <table:table-cell table:style-name="ce12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92" office:value-type="string">
            <text:p>Edit Content of Gadget</text:p>
          </table:table-cell>
          <table:table-cell table:style-name="ce123" office:value-type="string">
            <text:p>Step 1: Edit Gadget Conten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92" office:value-type="string">
            <text:p>Delete Gadget</text:p>
          </table:table-cell>
          <table:table-cell table:style-name="ce123" office:value-type="string">
            <text:p>Step 1: Delete Gadge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96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8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96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95" office:value-type="string">
            <text:p>View Folder</text:p>
          </table:table-cell>
          <table:table-cell table:style-name="ce124" office:value-type="string">
            <text:p>Step 1: Open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8" office:value-type="string">
            <text:p><text:span text:style-name="T22">- An Activity </text:span><text:span text:style-name="T22">indicator will </text:span><text:span text:style-name="T22">show on the </text:span><text:span text:style-name="T22">navigation </text:span><text:span text:style-name="T22">bar to </text:span><text:span text:style-name="T22">indicate that </text:span><text:span text:style-name="T22">items in the </text:span><text:span text:style-name="T22">folder are in </text:span><text:span text:style-name="T22">the loading </text:span><text:span text:style-name="T22">progress.</text:span></text:p>
            <text:p><text:span text:style-name="T22">- After </text:span><text:span text:style-name="T22">loading </text:span><text:span text:style-name="T22">progress </text:span><text:span text:style-name="T22">finishes, </text:span><text:span text:style-name="T22">items in this </text:span><text:span text:style-name="T22">folder will be </text:span><text:span text:style-name="T22">showed.</text:span></text:p>
            <text:p><text:span text:style-name="T22">- Folder </text:span><text:span text:style-name="T22">items will be </text:span><text:span text:style-name="T22">showed with </text:span><text:span text:style-name="T22">folder icon.</text:span></text:p>
            <text:p><text:span text:style-name="T22">- File items </text:span><text:span text:style-name="T22">will be </text:span><text:span text:style-name="T22">showed with </text:span><text:span text:style-name="T22">icon suitable </text:span><text:span text:style-name="T22">with file </text:span><text:span text:style-name="T22">format.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</text:p>
          </table:table-cell>
          <table:table-cell table:style-name="ce124" office:value-type="string">
            <text:p>Step 1: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empty name</text:p>
          </table:table-cell>
          <table:table-cell table:style-name="ce124" office:value-type="string">
            <text:p>Step 1: Create folder with empty nam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8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<text:s/>name has special characters</text:p>
          </table:table-cell>
          <table:table-cell table:style-name="ce124" office:value-type="string">
            <text:p>Step 1: Create Folder with <text:s/>name has special characters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ancel create Folder</text:p>
          </table:table-cell>
          <table:table-cell table:style-name="ce124" office:value-type="string">
            <text:p>Step 1: Cancel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8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empty name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8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name has special characters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Cancel rename Folder </text:p>
          </table:table-cell>
          <table:table-cell table:style-name="ce124" office:value-type="string">
            <text:p>Step 1: Cancel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96" office:value-type="string">
            <text:p>Back Folder List </text:p>
          </table:table-cell>
          <table:table-cell table:style-name="ce124" office:value-type="string">
            <text:p>Step 1: Go back to the Folder li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2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95" office:value-type="string">
            <text:p>View a File</text:p>
          </table:table-cell>
          <table:table-cell table:style-name="ce124" office:value-type="string">
            <text:p>Step 1: View File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8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96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96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8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96" office:value-type="string">
            <text:p>Delete a File/Folder</text:p>
          </table:table-cell>
          <table:table-cell table:style-name="ce124" office:value-type="string">
            <text:p>Step 1: Deleting a File/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8" office:value-type="string">
            <text:p>- Selected File/Folder will be deleted and removed from list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95" office:value-type="string">
            <text:p>Copy/Paste a File/Folder</text:p>
          </table:table-cell>
          <table:table-cell table:style-name="ce124" office:value-type="string">
            <text:p>Step 1: copy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95" office:value-type="string">
            <text:p>Cut/Paste a File/Folder</text:p>
          </table:table-cell>
          <table:table-cell table:style-name="ce124" office:value-type="string">
            <text:p>Step 1: Mov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moved to the new folder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95" office:value-type="string">
            <text:p>Take picture and upload</text:p>
          </table:table-cell>
          <table:table-cell table:style-name="ce124" office:value-type="string">
            <text:p>Step 1: Take a pictur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8" office:value-type="string">
            <text:p>- The new image will be uploaded to the folder item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Display Activities stream</text:p>
          </table:table-cell>
          <table:table-cell table:style-name="ce124" office:value-type="string">
            <text:p>Step 1: Go to News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8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View activity detail</text:p>
          </table:table-cell>
          <table:table-cell table:style-name="ce124" office:value-type="string">
            <text:p>Step 1: Open a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8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View activity detail</text:p>
          </table:table-cell>
          <table:table-cell table:style-name="ce125" office:value-type="string">
            <text:p>Step 1: Open a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8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only text</text:p>
          </table:table-cell>
          <table:table-cell table:style-name="ce124" office:value-type="string">
            <text:p>Step 1: Send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Take a Photo</text:p>
          </table:table-cell>
          <table:table-cell table:style-name="ce124" office:value-type="string">
            <text:p>Step 1: Take a photo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Photo from Library</text:p>
          </table:table-cell>
          <table:table-cell table:style-name="ce124" office:value-type="string">
            <text:p>Step 1: Select a photo from Library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Write a post with empty data</text:p>
          </table:table-cell>
          <table:table-cell table:style-name="ce124" office:value-type="string">
            <text:p>Step 1: Send a post with empty data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8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post</text:p>
          </table:table-cell>
          <table:table-cell table:style-name="ce124" office:value-type="string">
            <text:p>Step 1: Cancel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8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</text:p>
          </table:table-cell>
          <table:table-cell table:style-name="ce124" office:value-type="string">
            <text:p>Step 1: 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8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</text:p>
          </table:table-cell>
          <table:table-cell table:style-name="ce124" office:value-type="string">
            <text:p>Step 1: Un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 from detail screen</text:p>
          </table:table-cell>
          <table:table-cell table:style-name="ce124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8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 <text:s/>from detail screen</text:p>
          </table:table-cell>
          <table:table-cell table:style-name="ce124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<text:span text:style-name="T22">- Content of </text:span><text:span text:style-name="T22">Post will be </text:span><text:span text:style-name="T22">shown with </text:span><text:span text:style-name="T22">comment </text:span><text:span text:style-name="T22">and Like </text:span><text:span text:style-name="T22">number (if </text:span><text:span text:style-name="T22">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omment a post with valid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Comment a post with empty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8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comment</text:p>
          </table:table-cell>
          <table:table-cell table:style-name="ce124" office:value-type="string">
            <text:p>Step 1: Cancel comm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website</text:p>
          </table:table-cell>
          <table:table-cell table:style-name="ce124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8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image</text:p>
          </table:table-cell>
          <table:table-cell table:style-name="ce124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8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Open a post with attachment</text:p>
          </table:table-cell>
          <table:table-cell table:style-name="ce124" office:value-type="string">
            <text:p>Step 1: Open a post with attachment</text:p>
          </table:table-cell>
          <table:table-cell table:style-name="ce120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28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Show filter navigation to filter activity type</text:p>
          </table:table-cell>
          <table:table-cell table:style-name="ce124" office:value-type="string">
            <text:p>Step 1: Go to news in application</text:p>
          </table:table-cell>
          <table:table-cell table:style-name="ce128" office:value-type="string">
            <text:p>- Start application</text:p>
            <text:p>- Login with valid user name and password</text:p>
            <text:p/>
          </table:table-cell>
          <table:table-cell table:style-name="ce128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<text:s/>List activity following selected filter</text:p>
          </table:table-cell>
          <table:table-cell table:style-name="ce124" office:value-type="string">
            <text:p>Step 1: Touch to any filter in navigation</text:p>
          </table:table-cell>
          <table:table-cell table:style-name="ce128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28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24" office:value-type="string">
            <text:p>Step 1: Open setting </text:p>
          </table:table-cell>
          <table:table-cell table:style-name="ce128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28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2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90" office:value-type="string">
            <text:p><text:span text:style-name="T2">Sign in an </text:span><text:span text:style-name="T2">eXo server </text:span>with PLF-3.0.x</text:p>
          </table:table-cell>
          <table:table-cell table:style-name="ce118" office:value-type="string">
            <text:p>Step 1: Try to login</text:p>
          </table:table-cell>
          <table:table-cell table:style-name="ce11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3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 table:number-rows-repeated="2">
          <table:table-cell table:style-name="ce89" table:number-columns-repeated="1024"/>
        </table:table-row>
        <table:table-row table:style-name="ro9" table:number-rows-repeated="186">
          <table:table-cell table:number-columns-repeated="1024"/>
        </table:table-row>
        <table:table-row table:style-name="ro9" table:number-rows-repeated="10">
          <table:table-cell table:number-columns-repeated="11"/>
          <table:table-cell table:style-name="ce161" table:number-columns-repeated="4"/>
          <table:table-cell table:number-columns-repeated="1009"/>
        </table:table-row>
        <table:table-row table:style-name="ro9">
          <table:table-cell table:number-columns-repeated="11"/>
          <table:table-cell table:style-name="ce161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7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06T17:06:39</dc:date>
    <meta:editing-cycles>294</meta:editing-cycles>
    <meta:editing-duration>P3DT20H39M42S</meta:editing-duration>
    <dc:creator>exoplatform </dc:creator>
    <meta:document-statistic meta:table-count="4" meta:cell-count="1737" meta:object-count="1"/>
    <meta:user-defined meta:name="Info 1"/>
    <meta:user-defined meta:name="Info 2"/>
    <meta:user-defined meta:name="Info 3"/>
    <meta:user-defined meta:name="Info 4"/>
  </office:meta>
</office:document-meta>
</file>